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text-properties style:font-name="Courier New" fo:font-size="12pt" officeooo:rsid="00016917" officeooo:paragraph-rsid="00016917" style:font-size-asian="12pt" style:font-size-complex="12pt"/>
    </style:style>
    <style:style style:name="P8" style:family="paragraph" style:parent-style-name="Standard">
      <style:text-properties style:font-name="Courier New" fo:font-size="12pt" officeooo:rsid="000f1cf9" officeooo:paragraph-rsid="000f1cf9" style:font-size-asian="12pt" style:font-size-complex="12pt"/>
    </style:style>
    <style:style style:name="P9" style:family="paragraph" style:parent-style-name="Standard">
      <style:text-properties style:font-name="Courier New" fo:font-size="12pt" officeooo:rsid="0010d677" officeooo:paragraph-rsid="0010d677" style:font-size-asian="12pt" style:font-size-complex="12pt"/>
    </style:style>
    <style:style style:name="P10" style:family="paragraph" style:parent-style-name="Standard">
      <style:text-properties style:font-name="Courier New" fo:font-size="12pt" officeooo:rsid="001643bf" officeooo:paragraph-rsid="001643bf" style:font-size-asian="12pt" style:font-size-complex="12pt"/>
    </style:style>
    <style:style style:name="P11" style:family="paragraph" style:parent-style-name="Standard">
      <style:text-properties style:font-name="Courier New" fo:font-size="12pt" officeooo:rsid="00179ef7" officeooo:paragraph-rsid="00179ef7" style:font-size-asian="12pt" style:font-size-complex="12pt"/>
    </style:style>
    <style:style style:name="P12" style:family="paragraph" style:parent-style-name="Standard">
      <style:text-properties style:font-name="Courier New" fo:font-size="12pt" officeooo:rsid="001804f7" officeooo:paragraph-rsid="001804f7" style:font-size-asian="12pt" style:font-size-complex="12pt"/>
    </style:style>
    <style:style style:name="P13" style:family="paragraph" style:parent-style-name="Standard">
      <style:text-properties style:font-name="Courier New" fo:font-size="12pt" officeooo:rsid="001a446b" officeooo:paragraph-rsid="001a446b" style:font-size-asian="12pt" style:font-size-complex="12pt"/>
    </style:style>
    <style:style style:name="P1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04f7" officeooo:paragraph-rsid="001804f7"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a446b" style:font-size-asian="16pt" style:font-weight-asian="bold" style:font-size-complex="16pt" style:font-weight-complex="bold"/>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28"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29"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30"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32"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33"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style:font-name="Courier New" fo:font-size="12pt" style:text-underline-style="none" fo:font-weight="normal" officeooo:rsid="001804f7" officeooo:paragraph-rsid="001804f7" style:font-size-asian="10.5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font-name="Courier New" fo:font-size="12pt" style:text-underline-style="none" fo:font-weight="normal" officeooo:rsid="001a446b" officeooo:paragraph-rsid="001a446b" style:font-size-asian="10.5pt" style:font-weight-asian="normal" style:font-size-complex="12pt" style:font-weight-complex="normal"/>
    </style:style>
    <style:style style:name="P37" style:family="paragraph" style:parent-style-name="Standard">
      <style:paragraph-properties fo:break-before="page"/>
      <style:text-properties style:font-name="Courier New" fo:font-size="12pt" officeooo:rsid="001d43c2" officeooo:paragraph-rsid="001d43c2" style:font-size-asian="12pt" style:font-size-complex="12pt"/>
    </style:style>
    <style:style style:name="P38" style:family="paragraph" style:parent-style-name="Standard">
      <style:paragraph-properties fo:text-align="start" style:justify-single-word="false" fo:break-before="page"/>
      <style:text-properties style:font-name="Courier New" fo:font-size="12pt" style:text-underline-style="none" fo:font-weight="normal" officeooo:rsid="001ce0b5" officeooo:paragraph-rsid="001ce0b5"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Courier New" fo:font-size="12pt" style:text-underline-style="none" fo:font-weight="normal" officeooo:rsid="001d3db1" officeooo:paragraph-rsid="001d3db1"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font-name="Courier New" fo:font-size="12pt" style:text-underline-style="none" fo:font-weight="normal" officeooo:rsid="001d43c2" officeooo:paragraph-rsid="001d43c2" style:font-size-asian="10.5pt" style:font-weight-asian="normal" style:font-size-complex="12pt" style:font-weight-complex="normal"/>
    </style:style>
    <style:style style:name="P41" style:family="paragraph" style:parent-style-name="Standard">
      <style:text-properties style:font-name="Courier New" fo:font-size="12pt" officeooo:rsid="001ce0b5" officeooo:paragraph-rsid="001ce0b5" style:font-size-asian="12pt" style:font-size-complex="12pt"/>
    </style:style>
    <style:style style:name="P42" style:family="paragraph" style:parent-style-name="Standard">
      <style:text-properties style:font-name="Courier New" fo:font-size="12pt" officeooo:rsid="001d3db1" officeooo:paragraph-rsid="001d3db1" style:font-size-asian="12pt" style:font-size-complex="12pt"/>
    </style:style>
    <style:style style:name="P43" style:family="paragraph" style:parent-style-name="Standard">
      <style:text-properties style:font-name="Courier New" fo:font-size="12pt" officeooo:rsid="001d43c2" officeooo:paragraph-rsid="001d43c2" style:font-size-asian="12pt" style:font-size-complex="12pt"/>
    </style:style>
    <style:style style:name="P4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ce0b5"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3db1" officeooo:paragraph-rsid="001d3db1" style:font-size-asian="16pt" style:font-weight-asian="bold" style:font-size-complex="16pt" style:font-weight-complex="bold"/>
    </style:style>
    <style:style style:name="P4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43c2" officeooo:paragraph-rsid="001d43c2" style:font-size-asian="16pt" style:font-weight-asian="bold" style:font-size-complex="16pt" style:font-weight-complex="bold"/>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style:style style:name="T7" style:family="text">
      <style:text-properties officeooo:rsid="001d3d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26">Michel Keith and Ryan Gates</text:p>
      <text:p text:style-name="P14"/>
      <text:p text:style-name="P14">War Zone</text:p>
      <text:p text:style-name="P7"><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26">Nala McKay</text:p>
      <text:p text:style-name="P15"/>
      <text:p text:style-name="P15">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26">Tom Mitts and Alissa May(Pony)</text:p>
      <text:p text:style-name="P16"/>
      <text:p text:style-name="P16">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27">Nala McKay and Alissa May (Pony)</text:p>
      <text:p text:style-name="P17"/>
      <text:p text:style-name="P17">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28">Tom Mitts and Nala McKay</text:p>
      <text:p text:style-name="P18"/>
      <text:p text:style-name="P18">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29">Ryan Gates</text:p>
      <text:p text:style-name="P18"/>
      <text:p text:style-name="P19">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30">Tom Mitts</text:p>
      <text:p text:style-name="P20"/>
      <text:p text:style-name="P20">Silent Hunter</text:p>
      <text:p text:style-name="P8"><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31">Alice McKay and Eric McKay</text:p>
      <text:p text:style-name="P21"/>
      <text:p text:style-name="P21">Happily Together</text:p>
      <text:p text:style-name="P9"><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9"><text:tab/>The preacher begins, “Do you take him to be your lawful wedded husband, for better or worse, richer or poorer, in sickness and in health, till death do you part?”</text:p>
      <text:p text:style-name="P9"><text:tab/>At this moment I thought about how it seems like you have waited forever for this moment, is this really what I wanted?</text:p>
      <text:p text:style-name="P9"><text:tab/>“I do...</text:p>
      <text:p text:style-name="P32">Ryan Gates</text:p>
      <text:p text:style-name="P21"/>
      <text:p text:style-name="P21">Simple Crystal</text:p>
      <text:p text:style-name="P9"><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33">Taylor Mitts</text:p>
      <text:p text:style-name="P22"/>
      <text:p text:style-name="P22">Running Forest</text:p>
      <text:p text:style-name="P10">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34">Alice McKay</text:p>
      <text:p text:style-name="P23"/>
      <text:p text:style-name="P23">Bloody Investigation</text:p>
      <text:p text:style-name="P11">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35">Tom Mitts, Lèla Null and Alissa May (Pony)</text:p>
      <text:p text:style-name="P24"/>
      <text:p text:style-name="P24">Sad Ending</text:p>
      <text:p text:style-name="P12">I walk over to where she lay, still and motionless the battle was too much for her. I put a knee to the ground and check for a pulse, the faint heartbeat relieves me. I remove my coat and blanket her with it, her tattered and bloodied clothes wouldn’t keep her warm. Carefully I lift her out of the bloodstained snow and start toward the medic, her long red hear blowing in the gentle icy wind. “Looks like she got in over her head.” I say as I approach the medic.</text:p>
      <text:p text:style-name="P12"><text:tab/>“Looks like it.” she says as she tends to the open wounds.</text:p>
      <text:p text:style-name="P12"><text:tab/>“This is what we were after.” I say holding out a clear ring...</text:p>
      <text:p text:style-name="P36">Eric McKay</text:p>
      <text:p text:style-name="P25"/>
      <text:p text:style-name="P25">Hacker Report</text:p>
      <text:p text:style-name="P13">I can hear the rushing footsteps in the nearby fire exit stairwell as the security guards got closer. “I disabled the alarms, so how did they find me?: I say under my breath. I have a mission to complete though. I must try until the very end. I continue typing access codes into a spreadsheet. I hear them in the hallway now as I type the last code. I send it to me laptop and wait for the files to copy over. I hear a single knock on the door and a click followed by a high frequency beeping. The door is blasted off its hinges as the download completes. I close my laptop and pick it up like a book and pull my pistol out of its holster...</text:p>
      <text:p text:style-name="P38">Lèla Null and Violet</text:p>
      <text:p text:style-name="P44"/>
      <text:p text:style-name="P44">Lost Child</text:p>
      <text:p text:style-name="P41"><text:tab/>I walk along the railing of a local bridge, stopping midway across I peer off the side to judge the distance with intent to the shallow rill below. After a moment I become focused enough to hear the faint sound of somebody crying. Distracted and curious I venture down to see who it was. Coming around the corner to where I could see who was making the noise I notice it’s just a young girl, she has purple hair though, “What’s your name?” I softly ask.</text:p>
      <text:p text:style-name="P41"><text:tab/>“I don’t have one.” she says between tears, “They are always making fun of my hair.”</text:p>
      <text:p text:style-name="P41"><text:tab/>“Why is that?”</text:p>
      <text:p text:style-name="P41"><text:tab/>“It grows like this.” she frowns...</text:p>
      <text:p text:style-name="P39">Nancy, Taylor and Tom Mitts</text:p>
      <text:p text:style-name="P44"/>
      <text:p text:style-name="P44">Birthday Call</text:p>
      <text:p text:style-name="P41"><text:tab/>I take out my phone and call my brother. When it connects I hear the faint ring on the other end. After about 4 rings it goes to the voicemail, “Hey bub, it’s your sis again. Do you ever answer your phone?” I let out a light chuckle after saying this, “Anyway I was calling to invite you over for my birthday. Come over and we can catch up.” I hung up and put my phone back in my pocket.</text:p>
      <text:p text:style-name="P41"><text:tab/>“Do you think he’s coming?” <text:span text:style-name="T7">my grandmother asks.</text:span></text:p>
      <text:p text:style-name="P41"><text:tab/>“<text:span text:style-name="T7">I really don’t know anymore. I’m really worried about him.</text:span></text:p>
      <text:p text:style-name="P42">I guess he’s just really busy these days.” I hopelessly say.</text:p>
      <text:p text:style-name="P42"><text:tab/>After a pause grandma says, “He wouldn’t miss this...”</text:p>
      <text:p text:style-name="P39">Lèla Null</text:p>
      <text:p text:style-name="P45"/>
      <text:p text:style-name="P45">Burning Building</text:p>
      <text:p text:style-name="P42"><text:tab/>I wake up to the sharp beeping sound of the fire alarm. Startled I fumble to my feet and grab my robe to cover my near nude body. I run to the window but it wont budge. Panicking I ran to the bedroom door and touched the handle, it was hot. I started to look around for anything that might help me. Without finding anything and smoke filling the room, it was getting harder to breath. Going back to the door I open it briskly and the force of the compressed heat slams the door open. I try to block it with my arm but it rips off the hinges and slams into my side. Weak I fall to my knees, “NO!” I cry and the fire starts turning to solid crystals as I pass out...</text:p>
      <text:p text:style-name="P40">Nala McKay and Nancy Mitts</text:p>
      <text:p text:style-name="P46"/>
      <text:p text:style-name="P46">Deep Confessions</text:p>
      <text:p text:style-name="P43"><text:tab/>I walk through the doors of the small old chapel and instantly marvel at the beauty of the paintings and stained glass. The wonderful smell of vanilla scented candles fills my nose as I walk to the alter. I stop and look around and see an elderly lady approaching me, “How may I help you my dear?”</text:p>
      <text:p text:style-name="P43"><text:tab/>“I have a confession to make.”</text:p>
      <text:p text:style-name="P43"><text:tab/>“What is it my dear?”</text:p>
      <text:p text:style-name="P43"><text:tab/>I take a short breath as prepare myself, taking a moment to collect my thoughts before I speak...</text:p>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18</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2-22T21:37:30.363000000</dc:date>
    <meta:editing-duration>P1DT13H26M31S</meta:editing-duration>
    <meta:editing-cycles>16</meta:editing-cycles>
    <meta:document-statistic meta:table-count="0" meta:image-count="0" meta:object-count="0" meta:page-count="19" meta:paragraph-count="78" meta:word-count="2105" meta:character-count="10636" meta:non-whitespace-character-count="8567"/>
  </office:meta>
</office:document-meta>
</file>